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text-properties fo:color="#d7d7d7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dible Range</text:h>
      <text:h text:style-name="P2" text:outline-level="2">Problem</text:h>
      <text:p text:style-name="P10"><text:span text:style-name="T4">Chef's dog </text:span><text:span text:style-name="Emphasis"><text:span text:style-name="T5">binary</text:span></text:span><text:span text:style-name="T4"> hears frequencies starting from </text:span><draw:frame draw:style-name="fr1" draw:name="Quadro1" text:anchor-type="char" svg:width="0.041cm" draw:z-index="0"><draw:text-box fo:min-height="0.041cm"><text:p text:style-name="P8">67</text:p></draw:text-box></draw:frame><text:span text:style-name="T7">67</text:span><text:span text:style-name="T4"> Hertz to </text:span><draw:frame draw:style-name="fr1" draw:name="Quadro2" text:anchor-type="char" svg:width="0.041cm" draw:z-index="1"><draw:text-box fo:min-height="0.041cm"><text:p text:style-name="P8">45000</text:p></draw:text-box></draw:frame><text:span text:style-name="T7">45000</text:span><text:span text:style-name="T4"> Hertz (both inclusive).</text:span></text:p>
      <text:p text:style-name="P10"><text:span text:style-name="T4">If Chef's commands have a frequency of </text:span><draw:frame draw:style-name="fr1" draw:name="Quadro3" text:anchor-type="char" svg:width="0.041cm" draw:z-index="2"><draw:text-box fo:min-height="0.041cm"><text:p text:style-name="P8">�</text:p></draw:text-box></draw:frame><text:span text:style-name="T5">X</text:span><text:span text:style-name="T4"> Hertz, find whether </text:span><text:span text:style-name="Emphasis"><text:span text:style-name="T5">binary</text:span></text:span><text:span text:style-name="T4"> can hear them or not.</text:span></text:p>
      <text:h text:style-name="P3" text:outline-level="3">Input Format</text:h>
      <text:list xml:id="list2065933664" text:style-name="L1">
        <text:list-item>
          <text:p text:style-name="P11">The first line of input will contain a single integer <draw:frame draw:style-name="fr1" draw:name="Quadro4" text:anchor-type="char" svg:width="0.041cm" draw:z-index="3"><draw:text-box fo:min-height="0.041cm"><text:p text:style-name="P8">�</text:p></draw:text-box></draw:frame><text:span text:style-name="T1">T</text:span>, denoting the number of test cases.</text:p>
        </text:list-item>
        <text:list-item>
          <text:p text:style-name="P11">Each test case consists of a single integer <draw:frame draw:style-name="fr1" draw:name="Quadro5" text:anchor-type="char" svg:width="0.041cm" draw:z-index="4"><draw:text-box fo:min-height="0.041cm"><text:p text:style-name="P8">�</text:p></draw:text-box></draw:frame><text:span text:style-name="T1">X</text:span> - the frequency of Chef's commands in Hertz.</text:p>
        </text:list-item>
      </text:list>
      <text:h text:style-name="P3" text:outline-level="3">Output Format</text:h>
      <text:p text:style-name="P9"><text:span text:style-name="T4">For each test case, output on a new line </text:span><text:span text:style-name="Source_20_Text"><text:span text:style-name="T8">YES</text:span></text:span><text:span text:style-name="T4">, if </text:span><text:span text:style-name="Emphasis"><text:span text:style-name="T5">binary</text:span></text:span><text:span text:style-name="T4"> can hear Chef's commands. Otherwise, print </text:span><text:span text:style-name="Source_20_Text"><text:span text:style-name="T8">NO</text:span></text:span><text:span text:style-name="T4">.</text:span></text:p>
      <text:p text:style-name="P9"><text:span text:style-name="T4">The output is case-insensitive. Thus, the strings </text:span><text:span text:style-name="Source_20_Text"><text:span text:style-name="T8">YES</text:span></text:span><text:span text:style-name="T4">, </text:span><text:span text:style-name="Source_20_Text"><text:span text:style-name="T8">yes</text:span></text:span><text:span text:style-name="T4">, </text:span><text:span text:style-name="Source_20_Text"><text:span text:style-name="T8">yeS</text:span></text:span><text:span text:style-name="T4">, and </text:span><text:span text:style-name="Source_20_Text"><text:span text:style-name="T8">Yes</text:span></text:span><text:span text:style-name="T4"> are all considered the same.</text:span></text:p>
      <text:h text:style-name="P3" text:outline-level="3">Constraints</text:h>
      <text:list xml:id="list659717918" text:style-name="L2">
        <text:list-item>
          <text:p text:style-name="P12"><draw:frame draw:style-name="fr1" draw:name="Quadro6" text:anchor-type="char" svg:width="0.041cm" draw:z-index="5"><draw:text-box fo:min-height="0.041cm"><text:p text:style-name="P8">1≤�≤104</text:p></draw:text-box></draw:frame>1≤<text:span text:style-name="T3">T</text:span>≤10<text:span text:style-name="T2">4</text:span></text:p>
        </text:list-item>
        <text:list-item>
          <text:p text:style-name="P12"><draw:frame draw:style-name="fr1" draw:name="Quadro7" text:anchor-type="char" svg:width="0.041cm" draw:z-index="6"><draw:text-box fo:min-height="0.041cm"><text:p text:style-name="P8">1≤�≤106</text:p></draw:text-box></draw:frame>1≤<text:span text:style-name="T3">X</text:span>≤10<text:span text:style-name="T2">6</text:span></text:p>
        </text:list-item>
      </text:list>
      <text:h text:style-name="P3" text:outline-level="3">Sample 1:</text:h>
      <text:p text:style-name="P4">Input</text:p>
      <text:p text:style-name="P4">Output</text:p>
      <text:p text:style-name="P5">5</text:p>
      <text:p text:style-name="P6">42</text:p>
      <text:p text:style-name="P6">67</text:p>
      <text:p text:style-name="P6">402</text:p>
      <text:p text:style-name="P6">45000</text:p>
      <text:p text:style-name="P6">45005</text:p>
      <text:p text:style-name="P5">NO</text:p>
      <text:p text:style-name="P6">YES</text:p>
      <text:p text:style-name="P6">YES</text:p>
      <text:p text:style-name="P6">YES</text:p>
      <text:p text:style-name="P6">NO</text:p>
      <text:h text:style-name="P3" text:outline-level="3">Explanation:</text:h>
      <text:p text:style-name="P10"><text:span text:style-name="Strong_20_Emphasis"><text:span text:style-name="T6">Test case </text:span></text:span><draw:frame draw:style-name="fr1" draw:name="Quadro8" text:anchor-type="char" svg:width="0.041cm" draw:z-index="7"><draw:text-box fo:min-height="0.041cm"><text:p text:style-name="P8">1</text:p></draw:text-box></draw:frame><text:span text:style-name="Strong_20_Emphasis"><text:span text:style-name="T7">1</text:span></text:span><text:span text:style-name="Strong_20_Emphasis"><text:span text:style-name="T6">:</text:span></text:span><text:span text:style-name="T4"> Chef's command has a frequency of </text:span><draw:frame draw:style-name="fr1" draw:name="Quadro9" text:anchor-type="char" svg:width="0.041cm" draw:z-index="8"><draw:text-box fo:min-height="0.041cm"><text:p text:style-name="P8">42</text:p></draw:text-box></draw:frame><text:span text:style-name="T7">42</text:span><text:span text:style-name="T4"> Hertz which is less than </text:span><draw:frame draw:style-name="fr1" draw:name="Quadro10" text:anchor-type="char" svg:width="0.041cm" draw:z-index="9"><draw:text-box fo:min-height="0.041cm"><text:p text:style-name="P8">67</text:p></draw:text-box></draw:frame><text:span text:style-name="T7">67</text:span><text:span text:style-name="T4">. Thus, it would not be audible to </text:span><text:span text:style-name="Emphasis"><text:span text:style-name="T5">binary</text:span></text:span><text:span text:style-name="T4">.</text:span></text:p>
      <text:p text:style-name="P10"><text:span text:style-name="Strong_20_Emphasis"><text:span text:style-name="T6">Test case </text:span></text:span><draw:frame draw:style-name="fr1" draw:name="Quadro11" text:anchor-type="char" svg:width="0.041cm" draw:z-index="10"><draw:text-box fo:min-height="0.041cm"><text:p text:style-name="P8">2</text:p></draw:text-box></draw:frame><text:span text:style-name="Strong_20_Emphasis"><text:span text:style-name="T7">2</text:span></text:span><text:span text:style-name="Strong_20_Emphasis"><text:span text:style-name="T6">:</text:span></text:span><text:span text:style-name="T4"> Chef's command has a frequency of </text:span><draw:frame draw:style-name="fr1" draw:name="Quadro12" text:anchor-type="char" svg:width="0.041cm" draw:z-index="11"><draw:text-box fo:min-height="0.041cm"><text:p text:style-name="P8">67</text:p></draw:text-box></draw:frame><text:span text:style-name="T7">67</text:span><text:span text:style-name="T4"> Hertz which lies in the range </text:span><draw:frame draw:style-name="fr1" draw:name="Quadro13" text:anchor-type="char" svg:width="0.041cm" draw:z-index="12"><draw:text-box fo:min-height="0.041cm"><text:p text:style-name="P8">[67,45000]</text:p></draw:text-box></draw:frame><text:span text:style-name="T7">[67,45000]</text:span><text:span text:style-name="T4">. Thus, it would be audible to </text:span><text:span text:style-name="Emphasis"><text:span text:style-name="T5">binary</text:span></text:span><text:span text:style-name="T4">.</text:span></text:p>
      <text:p text:style-name="P10"><text:span text:style-name="Strong_20_Emphasis"><text:span text:style-name="T6">Test case </text:span></text:span><draw:frame draw:style-name="fr1" draw:name="Quadro14" text:anchor-type="char" svg:width="0.041cm" draw:z-index="13"><draw:text-box fo:min-height="0.041cm"><text:p text:style-name="P8">3</text:p></draw:text-box></draw:frame><text:span text:style-name="Strong_20_Emphasis"><text:span text:style-name="T7">3</text:span></text:span><text:span text:style-name="Strong_20_Emphasis"><text:span text:style-name="T6">:</text:span></text:span><text:span text:style-name="T4"> Chef's command has a frequency of </text:span><draw:frame draw:style-name="fr1" draw:name="Quadro15" text:anchor-type="char" svg:width="0.041cm" draw:z-index="14"><draw:text-box fo:min-height="0.041cm"><text:p text:style-name="P8">402</text:p></draw:text-box></draw:frame><text:span text:style-name="T7">402</text:span><text:span text:style-name="T4"> Hertz which lies in the range </text:span><draw:frame draw:style-name="fr1" draw:name="Quadro16" text:anchor-type="char" svg:width="0.041cm" draw:z-index="15"><draw:text-box fo:min-height="0.041cm"><text:p text:style-name="P8">[67,45000]</text:p></draw:text-box></draw:frame><text:span text:style-name="T7">[67,45000]</text:span><text:span text:style-name="T4">. Thus, it would be audible to </text:span><text:span text:style-name="Emphasis"><text:span text:style-name="T5">binary</text:span></text:span><text:span text:style-name="T4">.</text:span></text:p>
      <text:p text:style-name="P10"><text:span text:style-name="Strong_20_Emphasis"><text:span text:style-name="T6">Test case </text:span></text:span><draw:frame draw:style-name="fr1" draw:name="Quadro17" text:anchor-type="char" svg:width="0.041cm" draw:z-index="16"><draw:text-box fo:min-height="0.041cm"><text:p text:style-name="P8">4</text:p></draw:text-box></draw:frame><text:span text:style-name="Strong_20_Emphasis"><text:span text:style-name="T7">4</text:span></text:span><text:span text:style-name="Strong_20_Emphasis"><text:span text:style-name="T6">:</text:span></text:span><text:span text:style-name="T4"> Chef's command has a frequency of </text:span><draw:frame draw:style-name="fr1" draw:name="Quadro18" text:anchor-type="char" svg:width="0.041cm" draw:z-index="17"><draw:text-box fo:min-height="0.041cm"><text:p text:style-name="P8">45000</text:p></draw:text-box></draw:frame><text:span text:style-name="T7">45000</text:span><text:span text:style-name="T4"> Hertz which lies in the range </text:span><draw:frame draw:style-name="fr1" draw:name="Quadro19" text:anchor-type="char" svg:width="0.041cm" draw:z-index="18"><draw:text-box fo:min-height="0.041cm"><text:p text:style-name="P8">[67,45000]</text:p></draw:text-box></draw:frame><text:span text:style-name="T7">[67,45000]</text:span><text:span text:style-name="T4">. Thus, it would be audible to </text:span><text:span text:style-name="Emphasis"><text:span text:style-name="T5">binary</text:span></text:span><text:span text:style-name="T4">.</text:span></text:p>
      <text:p text:style-name="P10"><text:span text:style-name="Strong_20_Emphasis"><text:span text:style-name="T6">Test case </text:span></text:span><draw:frame draw:style-name="fr1" draw:name="Quadro20" text:anchor-type="char" svg:width="0.041cm" draw:z-index="19"><draw:text-box fo:min-height="0.041cm"><text:p text:style-name="P8">5</text:p></draw:text-box></draw:frame><text:span text:style-name="Strong_20_Emphasis"><text:span text:style-name="T7">5</text:span></text:span><text:span text:style-name="Strong_20_Emphasis"><text:span text:style-name="T6">:</text:span></text:span><text:span text:style-name="T4"> Chef's command has a frequency of </text:span><draw:frame draw:style-name="fr1" draw:name="Quadro21" text:anchor-type="char" svg:width="0.041cm" draw:z-index="20"><draw:text-box fo:min-height="0.041cm"><text:p text:style-name="P8">45005</text:p></draw:text-box></draw:frame><text:span text:style-name="T7">45005</text:span><text:span text:style-name="T4"> Hertz which is greater than </text:span><draw:frame draw:style-name="fr1" draw:name="Quadro22" text:anchor-type="char" svg:width="0.041cm" draw:z-index="21"><draw:text-box fo:min-height="0.041cm"><text:p text:style-name="P8">45000</text:p></draw:text-box></draw:frame><text:span text:style-name="T7">45000</text:span><text:span text:style-name="T4">. Thus, it would not be audible to </text:span><text:span text:style-name="Emphasis"><text:span text:style-name="T5">binary</text:span></text:span><text:span text:style-name="T4">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6T15:38:36.868000000</dc:date>
    <meta:editing-duration>PT3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5" meta:word-count="273" meta:character-count="1419" meta:non-whitespace-character-count="1205"/>
  </office:meta>
</office:document-meta>
</file>